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73H08M53.969051S" calcext:value-type="time">
            <text:p>1673:08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/>
          <table:table-cell table:formula="of:=IF([.G333]-[.F333] &gt; 0; [.G333]-[.F333]; 0)" office:value-type="time" office:time-value="PT00H00M00S" calcext:value-type="time">
            <text:p>00:00</text:p>
          </table:table-cell>
          <table:table-cell table:formula="of:=[.D333]+[.H333]" office:value-type="time" office:time-value="PT04H32M24.244S" calcext:value-type="time">
            <text:p>04:32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4]-[.B334] &gt; 0; [.C334]-[.B3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4]-[.F334] &gt; 0; [.G334]-[.F334]; 0)" office:value-type="time" office:time-value="PT00H00M00S" calcext:value-type="time">
            <text:p>00:00</text:p>
          </table:table-cell>
          <table:table-cell table:formula="of:=[.D334]+[.H3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04H32M24.244S" calcext:value-type="time">
            <text:p>04:3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37]-[.B337] &gt; 0; [.C337]-[.B3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7]-[.F337] &gt; 0; [.G337]-[.F337]; 0)" office:value-type="time" office:time-value="PT00H00M00S" calcext:value-type="time">
            <text:p>00:00</text:p>
          </table:table-cell>
          <table:table-cell table:formula="of:=[.D337]+[.H3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08:03:31.5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04T14:46:42.268000000</dc:date>
    <meta:editing-duration>P74DT23H17M45S</meta:editing-duration>
    <meta:editing-cycles>1965</meta:editing-cycles>
    <meta:generator>LibreOffice/7.2.6.2$Windows_X86_64 LibreOffice_project/b0ec3a565991f7569a5a7f5d24fed7f52653d754</meta:generator>
    <dc:creator>Benjamin Laws</dc:creator>
    <meta:document-statistic meta:table-count="2" meta:cell-count="2481" meta:object-count="0"/>
  </office:meta>
</office:document-meta>
</file>